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8f7b" officeooo:paragraph-rsid="00098f7b"/>
    </style:style>
    <style:style style:name="P2" style:family="paragraph" style:parent-style-name="Text_20_body">
      <style:text-properties officeooo:rsid="00098f7b" officeooo:paragraph-rsid="0009ea90"/>
    </style:style>
    <style:style style:name="P3" style:family="paragraph" style:parent-style-name="Text_20_body">
      <style:text-properties officeooo:rsid="0009ea90" officeooo:paragraph-rsid="0009ea90"/>
    </style:style>
    <style:style style:name="P4" style:family="paragraph" style:parent-style-name="Text_20_body">
      <style:text-properties officeooo:rsid="000b7830" officeooo:paragraph-rsid="000b7830"/>
    </style:style>
    <style:style style:name="P5" style:family="paragraph" style:parent-style-name="Title">
      <style:text-properties officeooo:rsid="00098f7b" officeooo:paragraph-rsid="00098f7b"/>
    </style:style>
    <style:style style:name="P6" style:family="paragraph" style:parent-style-name="Heading_20_1">
      <style:text-properties officeooo:rsid="00098f7b" officeooo:paragraph-rsid="00098f7b"/>
    </style:style>
    <style:style style:name="T1" style:family="text">
      <style:text-properties officeooo:rsid="0009ea90"/>
    </style:style>
    <style:style style:name="T2" style:family="text">
      <style:text-properties fo:font-weight="bold" officeooo:rsid="0009ea90" style:font-weight-asian="bold" style:font-weight-complex="bold"/>
    </style:style>
    <style:style style:name="T3" style:family="text">
      <style:text-properties fo:font-weight="normal" officeooo:rsid="0009ea9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tax and Semantics of SPARK Classic Pragmas</text:p>
      <text:h text:style-name="P6" text:outline-level="1">Own</text:h>
      <text:p text:style-name="P1">pragma Classic_Own (own_variable_specifications)</text:p>
      <text:p text:style-name="P2">own_variable_specifications ::= </text:p>
      <text:p text:style-name="P2"><text:s text:c="5"/>own_variable_specification {, own_variable_specification} </text:p>
      <text:p text:style-name="P2"><text:s text:c="3"/><text:span text:style-name="T1">| (</text:span>own_variable_specification {, own_variable_specification}<text:span text:style-name="T1">) [</text:span><text:span text:style-name="T2">with</text:span><text:span text:style-name="T3"> properties]</text:span></text:p>
      <text:p text:style-name="P2">own_variable_specification ::= </text:p>
      <text:p text:style-name="P2"><text:s text:c="5"/>simple_own_variable_list <text:span text:style-name="T1">[, modified_own_variable_list]</text:span></text:p>
      <text:p text:style-name="P1"><text:s text:c="3"/>| modified_own_variable_list</text:p>
      <text:p text:style-name="P2">simple_own_variable_list ::=</text:p>
      <text:p text:style-name="P2"><text:s text:c="5"/>own_variable {, own_variable}</text:p>
      <text:p text:style-name="P2">modified_own_variable_list ::=</text:p>
      <text:p text:style-name="P2"><text:s text:c="5"/>modified_own_variable {, modified_own_variable}</text:p>
      <text:p text:style-name="P2">modified_own_variable ::=</text:p>
      <text:p text:style-name="P2"><text:s text:c="4"/>modifier =&gt; own_variable</text:p>
      <text:p text:style-name="P3">properties ::=</text:p>
      <text:p text:style-name="P3"><text:s text:c="4"/>type_property [, property_list]</text:p>
      <text:p text:style-name="P3"><text:s text:c="2"/>| [property_list]</text:p>
      <text:p text:style-name="P3">property_list ::=</text:p>
      <text:p text:style-name="P3"><text:s text:c="4"/>name_property_list [, name_value_property_list] </text:p>
      <text:p text:style-name="P1"><text:s text:c="2"/><text:span text:style-name="T1">| [name_value_property_list]</text:span></text:p>
      <text:p text:style-name="P4">name_property_list ::=</text:p>
      <text:p text:style-name="P4"><text:s text:c="4"/>name_property {, name_property}</text:p>
      <text:p text:style-name="P4">name_value_property_list ::=</text:p>
      <text:p text:style-name="P4"><text:s text:c="4"/>name_value_property {, name_value_property}</text:p>
      <text:p text:style-name="P4">name_property ::=</text:p>
      <text:p text:style-name="P4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2:03:46.945758144</meta:creation-date>
    <dc:date>2021-11-26T17:40:56.323717226</dc:date>
    <meta:editing-duration>PT5H22M3S</meta:editing-duration>
    <meta:editing-cycles>3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27" meta:word-count="70" meta:character-count="912" meta:non-whitespace-character-count="810"/>
  </office:meta>
</office:document-meta>
</file>